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F5E3C7F0EA58E7B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73cm, 6.725cm, 21.382cm, 7.90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052cm" svg:height="24.299cm" svg:x="0.938cm" svg:y="1.192cm">
          <draw:image xlink:href="Pictures/10000000000005E8000007E0F5E3C7F0EA58E7B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01T08:03:08.312461261</dc:date>
    <meta:editing-duration>PT3M35S</meta:editing-duration>
    <meta:editing-cycles>5</meta:editing-cycles>
    <meta:generator>LibreOffice/7.4.1.2$MacOSX_AARCH64 LibreOffice_project/3c58a8f3a960df8bc8fd77b461821e42c061c5f0</meta:generator>
    <meta:document-statistic meta:object-count="1"/>
  </office:meta>
</office:document-meta>
</file>